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19" style:family="paragraph" style:parent-style-name="Standard">
      <style:paragraph-properties fo:text-align="start" style:justify-single-word="false"/>
      <style:text-properties officeooo:rsid="002e95a1" officeooo:paragraph-rsid="002e95a1"/>
    </style:style>
    <style:style style:name="P20" style:family="paragraph" style:parent-style-name="Standard">
      <style:paragraph-properties fo:text-align="start" style:justify-single-word="false"/>
      <style:text-properties officeooo:rsid="002fa08f" officeooo:paragraph-rsid="002fa08f"/>
    </style:style>
    <style:style style:name="P21" style:family="paragraph" style:parent-style-name="Standard">
      <style:paragraph-properties fo:text-align="start" style:justify-single-word="false"/>
      <style:text-properties officeooo:rsid="00300b57" officeooo:paragraph-rsid="00300b57"/>
    </style:style>
    <style:style style:name="P22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3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4" style:family="paragraph" style:parent-style-name="Standard">
      <style:paragraph-properties fo:text-align="start" style:justify-single-word="false"/>
      <style:text-properties officeooo:rsid="00352c32" officeooo:paragraph-rsid="00352c32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  <style:style style:name="T18" style:family="text">
      <style:text-properties officeooo:rsid="00300b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4"><text:span text:style-name="T7">5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6"><text:span text:style-name="T9">5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8"><text:span text:style-name="T7">5</text:span>-<text:span text:style-name="T5">Clicar no botão enter</text:span></text:p>
      <text:p text:style-name="P8"><text:span text:style-name="T7">6</text:span>-<text:span text:style-name="T5">Visualizar o resultado</text:span></text:p>
      <text:p text:style-name="P8"/>
      <text:p text:style-name="P8"><text:soft-page-break/></text:p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19">Requisitos: Fazer log in no sistema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11">9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15">5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18">4-Clicar no botão enter</text:p>
      <text:p text:style-name="P18"/>
      <text:p text:style-name="P19">TESTE: Ver listagem de apresentações</text:p>
      <text:p text:style-name="P19"/>
      <text:p text:style-name="P19">Objetivo: listar todas as apresentações disponíveis no sistema.</text:p>
      <text:p text:style-name="P19">Resultado esperado: listagem com todas as apresentações mostrada com sucesso.</text:p>
      <text:p text:style-name="P19"><text:s/></text:p>
      <text:p text:style-name="P19">1-Acessar o sistema</text:p>
      <text:p text:style-name="P19">2-Selecionar opção de ver listagem de apresentações</text:p>
      <text:p text:style-name="P19"/>
      <text:p text:style-name="P19"><text:soft-page-break/></text:p>
      <text:p text:style-name="P19">TESTE: Cadastrar apresentação</text:p>
      <text:p text:style-name="P19"/>
      <text:p text:style-name="P19">Objetivo: cadastrar apresentação.</text:p>
      <text:p text:style-name="P19">Resultado esperado: apresentação cadastrada com sucesso.</text:p>
      <text:p text:style-name="P19">Requisitos: Cadastrar evento.</text:p>
      <text:p text:style-name="P19"/>
      <text:p text:style-name="P20">1-Selecionar opção de cadastrar apresentação.</text:p>
      <text:p text:style-name="P20">2-Inserir o valor “0123” no campo código.</text:p>
      <text:p text:style-name="P20">3-<text:span text:style-name="T18">Inserir o valor “21/12/99” no campo data.</text:span></text:p>
      <text:p text:style-name="P21">4-Inserir o valor “07:00” no campo horário.</text:p>
      <text:p text:style-name="P21">5-Inserir o valor “1000,00” no campo preço.</text:p>
      <text:p text:style-name="P22">6-Inserir o valor “1” no campo numero sala.</text:p>
      <text:p text:style-name="P22">7-Inserir o valor “250” no campo disponibilidade.</text:p>
      <text:p text:style-name="P22">8-Clicar no botão enter.</text:p>
      <text:p text:style-name="P22"/>
      <text:p text:style-name="P22">TESTE: Comprar ticket</text:p>
      <text:p text:style-name="P22"/>
      <text:p text:style-name="P22">Objetivo: comprar ticket de alguma apresentação.</text:p>
      <text:p text:style-name="P22">Resultado esperado: ticket comprado com sucesso.</text:p>
      <text:p text:style-name="P22">Requisitos: Cadastrar evento, Fazer log in no sistema.</text:p>
      <text:p text:style-name="P22"/>
      <text:p text:style-name="P22">1-Selecionar opção de comprar ticket.</text:p>
      <text:p text:style-name="P22">2-Inserir o valor “0123” no campo código de apresentação.</text:p>
      <text:p text:style-name="P22">3-Clicar no botão enter.</text:p>
      <text:p text:style-name="P22"/>
      <text:p text:style-name="P24">TESTE: Adicionar cartão de crédito</text:p>
      <text:p text:style-name="P24"/>
      <text:p text:style-name="P24">Objetivo: adicionar um cartão de crédito a conta.</text:p>
      <text:p text:style-name="P24">Resultado esperado: adicionar um cartão de cŕedito válido a conta do usuário logado.</text:p>
      <text:p text:style-name="P24">Requisitos: Fazer log in no sistema.</text:p>
      <text:p text:style-name="P24"/>
      <text:p text:style-name="P24">1-Seleionar opção de cadastrar cartão de crédito.</text:p>
      <text:p text:style-name="P24">2-Inserir o valor “012” no campo de código de segurança.</text:p>
      <text:p text:style-name="P24">3-Inserir o valor “01/18” no campo data de vencimento.</text:p>
      <text:p text:style-name="P24">4-Inserir o valor “4863231001094886” no campo número do cartão.</text:p>
      <text:p text:style-name="P24">5-Clicar o botão enter.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23T21:24:20.917803328</dc:date>
    <meta:editing-duration>PT2H6M58S</meta:editing-duration>
    <meta:editing-cycles>19</meta:editing-cycles>
    <meta:generator>LibreOffice/6.2.4.2$Linux_X86_64 LibreOffice_project/20$Build-2</meta:generator>
    <meta:document-statistic meta:table-count="0" meta:image-count="0" meta:object-count="0" meta:page-count="3" meta:paragraph-count="97" meta:word-count="669" meta:character-count="4298" meta:non-whitespace-character-count="3720"/>
  </office:meta>
</office:document-meta>
</file>